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165in"/>
    </style:style>
    <style:style style:name="co2" style:family="table-column">
      <style:table-column-properties fo:break-before="auto" style:column-width="19.3701in"/>
    </style:style>
    <style:style style:name="co3" style:family="table-column">
      <style:table-column-properties fo:break-before="auto" style:column-width="4.0744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co6" style:family="table-column">
      <style:table-column-properties fo:break-before="auto" style:column-width="1.0717in"/>
    </style:style>
    <style:style style:name="co7" style:family="table-column">
      <style:table-column-properties fo:break-before="auto" style:column-width="1.6008in"/>
    </style:style>
    <style:style style:name="ro1" style:family="table-row">
      <style:table-row-properties style:row-height="0.178in" fo:break-before="auto" style:use-optimal-row-height="true"/>
    </style:style>
    <style:style style:name="ro2" style:family="table-row">
      <style:table-row-properties style:row-height="0.1882in" fo:break-before="auto" style:use-optimal-row-height="true"/>
    </style:style>
    <style:style style:name="ro3" style:family="table-row">
      <style:table-row-properties style:row-height="0.22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2a00ff"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calcext:value-type="string">
            <text:p>HEADLINE</text:p>
          </table:table-cell>
          <table:table-cell office:value-type="string" calcext:value-type="string">
            <text:p>NEWS_DETAILS</text:p>
          </table:table-cell>
          <table:table-cell office:value-type="string" calcext:value-type="string">
            <text:p>REPORT_DATE</text:p>
          </table:table-cell>
          <table:table-cell office:value-type="string" calcext:value-type="string">
            <text:p>DISPLAY_DATE</text:p>
          </table:table-cell>
          <table:table-cell office:value-type="string" calcext:value-type="string">
            <text:p>NEWS_TYPE</text:p>
          </table:table-cell>
          <table:table-cell office:value-type="string" calcext:value-type="string">
            <text:p>REPORTER_NAME</text:p>
          </table:table-cell>
          <table:table-cell office:value-type="string" calcext:value-type="string">
            <text:p>REPORTER_EMAIL_ID</text:p>
          </table:table-cell>
        </table:table-row>
        <table:table-row table:style-name="ro1">
          <table:table-cell office:value-type="string" calcext:value-type="string">
            <text:p>Row over govt's plan to build 'composite townships' for Kashmiri pandits</text:p>
          </table:table-cell>
          <table:table-cell table:style-name="ce1" office:value-type="string" calcext:value-type="string">
            <text:p>NEW DELHI: Prime Minister Narendra Modi aims to advance the purchase of massive nuclear reactors and fuel from France and Canada to power a resurgent economy, overriding domestic opposition and concerns over liability laws as he embarks on a foreign tour. In France, where Modi is making his first visit since taking office last year, he will seek to speed up price negotiations for the building of two reactors by state-run Areva SA of 1,650 megawatts each in the western state of Maharashtra.</text:p>
          </table:table-cell>
          <table:table-cell table:number-columns-repeated="2" table:style-name="ce3" office:value-type="string" calcext:value-type="string">
            <text:p>08.04.2015</text:p>
          </table:table-cell>
          <table:table-cell table:style-name="ce1" office:value-type="string" calcext:value-type="string">
            <text:p>Headline</text:p>
          </table:table-cell>
          <table:table-cell office:value-type="string" calcext:value-type="string">
            <text:p>Pratik Adhau</text:p>
          </table:table-cell>
          <table:table-cell office:value-type="string" calcext:value-type="string">
            <text:p><text:a xlink:href="mailto:pratikadhau1@gmail.com" xlink:type="simple">pratikadhau1@gmail.com</text:a></text:p>
          </table:table-cell>
        </table:table-row>
        <table:table-row table:style-name="ro2">
          <table:table-cell office:value-type="string" calcext:value-type="string">
            <text:p>Google Ventures-backed Buttercoin shutting down on April 10</text:p>
          </table:table-cell>
          <table:table-cell table:style-name="ce1" office:value-type="string" calcext:value-type="string">
            <text:p>WASHINGTON: Google Ventures and Y Combinator backed bitcoin exchange startup Buttercoin, is shutting down this month after failing to raise new investment. According to the TechCrunch, Buttercoin said in a note on its website that they will be turning off their service on April 10 and asked its users to move their bitcoins to another service and remove their dollar balances by April 10. Buttercoin also said that any unclaimed funds will be returned to the accounts that they came from.</text:p>
          </table:table-cell>
          <table:table-cell table:number-columns-repeated="2" table:style-name="ce3" office:value-type="string" calcext:value-type="string">
            <text:p>08.04.2015</text:p>
          </table:table-cell>
          <table:table-cell table:style-name="ce1" office:value-type="string" calcext:value-type="string">
            <text:p>Tech</text:p>
          </table:table-cell>
          <table:table-cell office:value-type="string" calcext:value-type="string">
            <text:p>Tushar Chakote</text:p>
          </table:table-cell>
          <table:table-cell office:value-type="string" calcext:value-type="string">
            <text:p><text:a xlink:href="mailto:chakotetushar@gmail.com" xlink:type="simple">chakotetushar@gmail.com</text:a></text:p>
          </table:table-cell>
        </table:table-row>
        <table:table-row table:style-name="ro3">
          <table:table-cell table:style-name="ce2" office:value-type="string" calcext:value-type="string">
            <text:p>आयपीएलच्या पहिल्या सामन्यावर केकेआरची मोहोर</text:p>
          </table:table-cell>
          <table:table-cell office:value-type="string" calcext:value-type="string">
            <text:p>आयपीएलचा पहिला सामना केकेआरने खिशात घातला आहे. मुबई इंडिन्सचे १६८ धावांचे आव्हान कोलकाता नाईट रायडरने १८ षटकांत ३ गडी गमावत पूर्ण केले.१८ षटकांत ३ गडी गमावत केकेआरने १७० धावा केल्या व आयपीएलचा पहिल्या सामन्यावर विजयाची मोहोर उमटवली. रॉबिन उथप्पा अवघ्या नऊ धावांवर बाद झाल्यानंतर गौतम गंभीरच्या फलंदाजीने प्रेक्षकांना खिळवून ठेवले. <text:s/>७ चौकार व एक षटकार लगावत गौतम गंभीरने ५७ धावा केल्या परंतू, <text:s/>बुराहच्या गोलंदाजीवर खेळत असताना रायडूकडे झेल गेल्याने त्याला तंबूत परतावे लागले. तसेच, मनिष पांडेने २४ चेंडूमध्ये ३ षटकार व २ चौकार लगावत ४० धावा केल्या. हरभजन सिंगच्या गोलंदाजीवर खेळताना पोलार्डकेड झेल गेल्याने पांडे बाद झाल्यावर सुर्यकुमार यादव व युसुफ पठाण यांनी तडाखेबंद फलंदाजी करत सामना सहजपणे जिंकला. सुर्यकुमार यादवने या सामन्यात सर्वाधिक म्हणजे ५ षटकार लगावले. तर फिंच व रायडु यांना बाद करणा-या मोर्ने मोरकेलला सामनावीर म्हणून गौरवण्यात आले. </text:p>
          </table:table-cell>
          <table:table-cell table:number-columns-repeated="2" office:value-type="string" calcext:value-type="string">
            <text:p>08.04.2015</text:p>
          </table:table-cell>
          <table:table-cell office:value-type="string" calcext:value-type="string">
            <text:p>Sports</text:p>
          </table:table-cell>
          <table:table-cell office:value-type="string" calcext:value-type="string">
            <text:p>Nikhil Vagle</text:p>
          </table:table-cell>
          <table:table-cell office:value-type="string" calcext:value-type="string">
            <text:p><text:a xlink:href="mailto:nikhil.vagle@yahoo.com" xlink:type="simple">nikhil.vagle@yahoo.com</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8">00/00/0000</text:date>, <text:time style:data-style-name="N2" text:time-value="22:45:01.7402428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08T23:47:45.928885570</dc:date>
    <dc:creator>Pratik </dc:creator>
    <meta:generator>LibreOffice/4.2.3.3$Linux_X86_64 LibreOffice_project/420m0$Build-3</meta:generator>
    <meta:editing-duration>PT3M26S</meta:editing-duration>
    <meta:editing-cycles>2</meta:editing-cycles>
    <meta:document-statistic meta:table-count="1" meta:cell-count="28" meta:object-count="0"/>
  </office:meta>
</office:document-meta>
</file>